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Element</text:p>
            <text:p>Atomic Number </text:p>
          </table:table-cell>
          <table:table-cell table:style-name="ce1" office:value-type="string" calcext:value-type="string">
            <text:p>Element</text:p>
            <text:p>Symbol</text:p>
          </table:table-cell>
          <table:table-cell table:style-name="ce1" office:value-type="string" calcext:value-type="string">
            <text:p>Element</text:p>
            <text:p>Name</text:p>
          </table:table-cell>
          <table:table-cell table:style-name="ce1" office:value-type="string" calcext:value-type="string">
            <text:p>Element</text:p>
            <text:p>Atomic Radius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<text:a xlink:href="https://www.schoolmykids.com/learn/interactive-periodic-table/H-Hydrogen" xlink:type="simple">Hydrogen</text:a> </text:p>
          </table:table-cell>
          <table:table-cell office:value-type="string" calcext:value-type="string">
            <text:p>53 pm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www.schoolmykids.com/learn/interactive-periodic-table/He-Helium" xlink:type="simple">Helium</text:a> </text:p>
          </table:table-cell>
          <table:table-cell office:value-type="string" calcext:value-type="string">
            <text:p>31 pm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www.schoolmykids.com/learn/interactive-periodic-table/Li-Lithium" xlink:type="simple">Lithium</text:a> </text:p>
          </table:table-cell>
          <table:table-cell office:value-type="string" calcext:value-type="string">
            <text:p>167 pm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www.schoolmykids.com/learn/interactive-periodic-table/Be-Beryllium" xlink:type="simple">Beryllium</text:a> </text:p>
          </table:table-cell>
          <table:table-cell office:value-type="string" calcext:value-type="string">
            <text:p>112 pm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schoolmykids.com/learn/interactive-periodic-table/B-Boron" xlink:type="simple">Boron</text:a> </text:p>
          </table:table-cell>
          <table:table-cell office:value-type="string" calcext:value-type="string">
            <text:p>87 pm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schoolmykids.com/learn/interactive-periodic-table/C-Carbon" xlink:type="simple">Carbon</text:a> </text:p>
          </table:table-cell>
          <table:table-cell office:value-type="string" calcext:value-type="string">
            <text:p>67 pm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a xlink:href="https://www.schoolmykids.com/learn/interactive-periodic-table/N-Nitrogen" xlink:type="simple">Nitrogen</text:a> </text:p>
          </table:table-cell>
          <table:table-cell office:value-type="string" calcext:value-type="string">
            <text:p>56 pm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a xlink:href="https://www.schoolmykids.com/learn/interactive-periodic-table/O-Oxygen" xlink:type="simple">Oxygen</text:a> </text:p>
          </table:table-cell>
          <table:table-cell office:value-type="string" calcext:value-type="string">
            <text:p>48 pm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https://www.schoolmykids.com/learn/interactive-periodic-table/F-Fluorine" xlink:type="simple">Fluorine</text:a> </text:p>
          </table:table-cell>
          <table:table-cell office:value-type="string" calcext:value-type="string">
            <text:p>42 pm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www.schoolmykids.com/learn/interactive-periodic-table/Ne-Neon" xlink:type="simple">Neon</text:a> </text:p>
          </table:table-cell>
          <table:table-cell office:value-type="string" calcext:value-type="string">
            <text:p>38 pm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www.schoolmykids.com/learn/interactive-periodic-table/Na-Sodium" xlink:type="simple">Sodium</text:a> </text:p>
          </table:table-cell>
          <table:table-cell office:value-type="string" calcext:value-type="string">
            <text:p>190 pm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www.schoolmykids.com/learn/interactive-periodic-table/Mg-Magnesium" xlink:type="simple">Magnesium</text:a> </text:p>
          </table:table-cell>
          <table:table-cell office:value-type="string" calcext:value-type="string">
            <text:p>145 pm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<text:a xlink:href="https://www.schoolmykids.com/learn/interactive-periodic-table/Al-Aluminium" xlink:type="simple">Aluminium</text:a> </text:p>
          </table:table-cell>
          <table:table-cell office:value-type="string" calcext:value-type="string">
            <text:p>118 pm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www.schoolmykids.com/learn/interactive-periodic-table/Si-Silicon" xlink:type="simple">Silicon</text:a> </text:p>
          </table:table-cell>
          <table:table-cell office:value-type="string" calcext:value-type="string">
            <text:p>111 pm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a xlink:href="https://www.schoolmykids.com/learn/interactive-periodic-table/P-Phosphorus" xlink:type="simple">Phosphorus</text:a> </text:p>
          </table:table-cell>
          <table:table-cell office:value-type="string" calcext:value-type="string">
            <text:p>98 pm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a xlink:href="https://www.schoolmykids.com/learn/interactive-periodic-table/S-Sulfur" xlink:type="simple">Sulfur</text:a> </text:p>
          </table:table-cell>
          <table:table-cell office:value-type="string" calcext:value-type="string">
            <text:p>88 pm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<text:a xlink:href="https://www.schoolmykids.com/learn/interactive-periodic-table/Cl-Chlorine" xlink:type="simple">Chlorine</text:a> </text:p>
          </table:table-cell>
          <table:table-cell office:value-type="string" calcext:value-type="string">
            <text:p>79 pm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www.schoolmykids.com/learn/interactive-periodic-table/Ar-Argon" xlink:type="simple">Argon</text:a> </text:p>
          </table:table-cell>
          <table:table-cell office:value-type="string" calcext:value-type="string">
            <text:p>71 pm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a xlink:href="https://www.schoolmykids.com/learn/interactive-periodic-table/K-Potassium" xlink:type="simple">Potassium</text:a> </text:p>
          </table:table-cell>
          <table:table-cell office:value-type="string" calcext:value-type="string">
            <text:p>243 pm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www.schoolmykids.com/learn/interactive-periodic-table/Ca-Calcium" xlink:type="simple">Calcium</text:a> </text:p>
          </table:table-cell>
          <table:table-cell office:value-type="string" calcext:value-type="string">
            <text:p>194 pm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www.schoolmykids.com/learn/interactive-periodic-table/Sc-Scandium" xlink:type="simple">Scandium</text:a> </text:p>
          </table:table-cell>
          <table:table-cell office:value-type="string" calcext:value-type="string">
            <text:p>184 pm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www.schoolmykids.com/learn/interactive-periodic-table/Ti-Titanium" xlink:type="simple">Titanium</text:a> </text:p>
          </table:table-cell>
          <table:table-cell office:value-type="string" calcext:value-type="string">
            <text:p>176 pm 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a xlink:href="https://www.schoolmykids.com/learn/interactive-periodic-table/V-Vanadium" xlink:type="simple">Vanadium</text:a> </text:p>
          </table:table-cell>
          <table:table-cell office:value-type="string" calcext:value-type="string">
            <text:p>171 pm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www.schoolmykids.com/learn/interactive-periodic-table/Cr-Chromium" xlink:type="simple">Chromium</text:a> </text:p>
          </table:table-cell>
          <table:table-cell office:value-type="string" calcext:value-type="string">
            <text:p>166 pm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www.schoolmykids.com/learn/interactive-periodic-table/Mn-Manganese" xlink:type="simple">Manganese</text:a> </text:p>
          </table:table-cell>
          <table:table-cell office:value-type="string" calcext:value-type="string">
            <text:p>161 pm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a xlink:href="https://www.schoolmykids.com/learn/interactive-periodic-table/Fe-Iron" xlink:type="simple">Iron</text:a> </text:p>
          </table:table-cell>
          <table:table-cell office:value-type="string" calcext:value-type="string">
            <text:p>156 pm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www.schoolmykids.com/learn/interactive-periodic-table/Co-Cobalt" xlink:type="simple">Cobalt</text:a> </text:p>
          </table:table-cell>
          <table:table-cell office:value-type="string" calcext:value-type="string">
            <text:p>152 pm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<text:a xlink:href="https://www.schoolmykids.com/learn/interactive-periodic-table/Ni-Nickel" xlink:type="simple">Nickel</text:a> </text:p>
          </table:table-cell>
          <table:table-cell office:value-type="string" calcext:value-type="string">
            <text:p>149 pm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www.schoolmykids.com/learn/interactive-periodic-table/Cu-Copper" xlink:type="simple">Copper</text:a> </text:p>
          </table:table-cell>
          <table:table-cell office:value-type="string" calcext:value-type="string">
            <text:p>145 pm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<text:a xlink:href="https://www.schoolmykids.com/learn/interactive-periodic-table/Zn-Zinc" xlink:type="simple">Zinc</text:a> </text:p>
          </table:table-cell>
          <table:table-cell office:value-type="string" calcext:value-type="string">
            <text:p>142 pm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www.schoolmykids.com/learn/interactive-periodic-table/Ga-Gallium" xlink:type="simple">Gallium</text:a> </text:p>
          </table:table-cell>
          <table:table-cell office:value-type="string" calcext:value-type="string">
            <text:p>136 pm 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<text:a xlink:href="https://www.schoolmykids.com/learn/interactive-periodic-table/Ge-Germanium" xlink:type="simple">Germanium</text:a> </text:p>
          </table:table-cell>
          <table:table-cell office:value-type="string" calcext:value-type="string">
            <text:p>125 pm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www.schoolmykids.com/learn/interactive-periodic-table/As-Arsenic" xlink:type="simple">Arsenic</text:a> </text:p>
          </table:table-cell>
          <table:table-cell office:value-type="string" calcext:value-type="string">
            <text:p>114 pm 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www.schoolmykids.com/learn/interactive-periodic-table/Se-Selenium" xlink:type="simple">Selenium</text:a> </text:p>
          </table:table-cell>
          <table:table-cell office:value-type="string" calcext:value-type="string">
            <text:p>103 pm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www.schoolmykids.com/learn/interactive-periodic-table/Br-Bromine" xlink:type="simple">Bromine</text:a> </text:p>
          </table:table-cell>
          <table:table-cell office:value-type="string" calcext:value-type="string">
            <text:p>94 pm 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www.schoolmykids.com/learn/interactive-periodic-table/Kr-Krypton" xlink:type="simple">Krypton</text:a> </text:p>
          </table:table-cell>
          <table:table-cell office:value-type="string" calcext:value-type="string">
            <text:p>88 pm 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<text:a xlink:href="https://www.schoolmykids.com/learn/interactive-periodic-table/Rb-Rubidium" xlink:type="simple">Rubidium</text:a> </text:p>
          </table:table-cell>
          <table:table-cell office:value-type="string" calcext:value-type="string">
            <text:p>265 pm 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www.schoolmykids.com/learn/interactive-periodic-table/Sr-Strontium" xlink:type="simple">Strontium</text:a> </text:p>
          </table:table-cell>
          <table:table-cell office:value-type="string" calcext:value-type="string">
            <text:p>219 pm 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www.schoolmykids.com/learn/interactive-periodic-table/Y-Yttrium" xlink:type="simple">Yttrium</text:a> </text:p>
          </table:table-cell>
          <table:table-cell office:value-type="string" calcext:value-type="string">
            <text:p>212 pm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<text:a xlink:href="https://www.schoolmykids.com/learn/interactive-periodic-table/Zr-Zirconium" xlink:type="simple">Zirconium</text:a> </text:p>
          </table:table-cell>
          <table:table-cell office:value-type="string" calcext:value-type="string">
            <text:p>206 pm 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www.schoolmykids.com/learn/interactive-periodic-table/Nb-Niobium" xlink:type="simple">Niobium</text:a> </text:p>
          </table:table-cell>
          <table:table-cell office:value-type="string" calcext:value-type="string">
            <text:p>198 pm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<text:a xlink:href="https://www.schoolmykids.com/learn/interactive-periodic-table/Mo-Molybdenum" xlink:type="simple">Molybdenum</text:a> </text:p>
          </table:table-cell>
          <table:table-cell office:value-type="string" calcext:value-type="string">
            <text:p>190 pm 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<text:a xlink:href="https://www.schoolmykids.com/learn/interactive-periodic-table/Tc-Technetium" xlink:type="simple">Technetium</text:a> </text:p>
          </table:table-cell>
          <table:table-cell office:value-type="string" calcext:value-type="string">
            <text:p>183 pm 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www.schoolmykids.com/learn/interactive-periodic-table/Ru-Ruthenium" xlink:type="simple">Ruthenium</text:a> </text:p>
          </table:table-cell>
          <table:table-cell office:value-type="string" calcext:value-type="string">
            <text:p>178 pm 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<text:a xlink:href="https://www.schoolmykids.com/learn/interactive-periodic-table/Rh-Rhodium" xlink:type="simple">Rhodium</text:a> </text:p>
          </table:table-cell>
          <table:table-cell office:value-type="string" calcext:value-type="string">
            <text:p>173 pm 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www.schoolmykids.com/learn/interactive-periodic-table/Pd-Palladium" xlink:type="simple">Palladium</text:a> </text:p>
          </table:table-cell>
          <table:table-cell office:value-type="string" calcext:value-type="string">
            <text:p>169 pm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<text:a xlink:href="https://www.schoolmykids.com/learn/interactive-periodic-table/Ag-Silver" xlink:type="simple">Silver</text:a> </text:p>
          </table:table-cell>
          <table:table-cell office:value-type="string" calcext:value-type="string">
            <text:p>165 pm 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<text:a xlink:href="https://www.schoolmykids.com/learn/interactive-periodic-table/Cd-Cadmium" xlink:type="simple">Cadmium</text:a> </text:p>
          </table:table-cell>
          <table:table-cell office:value-type="string" calcext:value-type="string">
            <text:p>161 pm 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a xlink:href="https://www.schoolmykids.com/learn/interactive-periodic-table/In-Indium" xlink:type="simple">Indium</text:a> </text:p>
          </table:table-cell>
          <table:table-cell office:value-type="string" calcext:value-type="string">
            <text:p>156 pm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www.schoolmykids.com/learn/interactive-periodic-table/Sn-Tin" xlink:type="simple">Tin</text:a> </text:p>
          </table:table-cell>
          <table:table-cell office:value-type="string" calcext:value-type="string">
            <text:p>145 pm 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<text:a xlink:href="https://www.schoolmykids.com/learn/interactive-periodic-table/Sb-Antimony" xlink:type="simple">Antimony</text:a> </text:p>
          </table:table-cell>
          <table:table-cell office:value-type="string" calcext:value-type="string">
            <text:p>133 pm 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www.schoolmykids.com/learn/interactive-periodic-table/Te-Tellurium" xlink:type="simple">Tellurium</text:a> </text:p>
          </table:table-cell>
          <table:table-cell office:value-type="string" calcext:value-type="string">
            <text:p>123 pm 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www.schoolmykids.com/learn/interactive-periodic-table/I-Iodine" xlink:type="simple">Iodine</text:a> </text:p>
          </table:table-cell>
          <table:table-cell office:value-type="string" calcext:value-type="string">
            <text:p>115 pm 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<text:a xlink:href="https://www.schoolmykids.com/learn/interactive-periodic-table/Xe-Xenon" xlink:type="simple">Xenon</text:a> </text:p>
          </table:table-cell>
          <table:table-cell office:value-type="string" calcext:value-type="string">
            <text:p>108 pm 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www.schoolmykids.com/learn/interactive-periodic-table/Cs-Cesium" xlink:type="simple">Cesium</text:a> </text:p>
          </table:table-cell>
          <table:table-cell office:value-type="string" calcext:value-type="string">
            <text:p>298 pm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www.schoolmykids.com/learn/interactive-periodic-table/Ba-Barium" xlink:type="simple">Barium</text:a> </text:p>
          </table:table-cell>
          <table:table-cell office:value-type="string" calcext:value-type="string">
            <text:p>253 pm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www.schoolmykids.com/learn/interactive-periodic-table/La-Lanthanum" xlink:type="simple">Lanthanum</text:a> </text:p>
          </table:table-cell>
          <table:table-cell office:value-type="string" calcext:value-type="string">
            <text:p>195 pm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www.schoolmykids.com/learn/interactive-periodic-table/Ce-Cerium" xlink:type="simple">Cerium</text:a> </text:p>
          </table:table-cell>
          <table:table-cell office:value-type="string" calcext:value-type="string">
            <text:p>185 pm 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<text:a xlink:href="https://www.schoolmykids.com/learn/interactive-periodic-table/Pr-Praseodymium" xlink:type="simple">Praseodymium</text:a> </text:p>
          </table:table-cell>
          <table:table-cell office:value-type="string" calcext:value-type="string">
            <text:p>247 pm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www.schoolmykids.com/learn/interactive-periodic-table/Nd-Neodymium" xlink:type="simple">Neodymium</text:a> </text:p>
          </table:table-cell>
          <table:table-cell office:value-type="string" calcext:value-type="string">
            <text:p>206 pm 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<text:a xlink:href="https://www.schoolmykids.com/learn/interactive-periodic-table/Pm-Promethium" xlink:type="simple">Promethium</text:a> </text:p>
          </table:table-cell>
          <table:table-cell office:value-type="string" calcext:value-type="string">
            <text:p>205 pm 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www.schoolmykids.com/learn/interactive-periodic-table/Sm-Samarium" xlink:type="simple">Samarium</text:a> </text:p>
          </table:table-cell>
          <table:table-cell office:value-type="string" calcext:value-type="string">
            <text:p>238 pm 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www.schoolmykids.com/learn/interactive-periodic-table/Eu-Europium" xlink:type="simple">Europium</text:a> </text:p>
          </table:table-cell>
          <table:table-cell office:value-type="string" calcext:value-type="string">
            <text:p>231 pm 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www.schoolmykids.com/learn/interactive-periodic-table/Gd-Gadolinium" xlink:type="simple">Gadolinium</text:a> </text:p>
          </table:table-cell>
          <table:table-cell office:value-type="string" calcext:value-type="string">
            <text:p>233 pm 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<text:a xlink:href="https://www.schoolmykids.com/learn/interactive-periodic-table/Tb-Terbium" xlink:type="simple">Terbium</text:a> </text:p>
          </table:table-cell>
          <table:table-cell office:value-type="string" calcext:value-type="string">
            <text:p>225 pm 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<text:a xlink:href="https://www.schoolmykids.com/learn/interactive-periodic-table/Dy-Dysprosium" xlink:type="simple">Dysprosium</text:a> </text:p>
          </table:table-cell>
          <table:table-cell office:value-type="string" calcext:value-type="string">
            <text:p>228 pm 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www.schoolmykids.com/learn/interactive-periodic-table/Ho-Holmium" xlink:type="simple">Holmium</text:a> </text:p>
          </table:table-cell>
          <table:table-cell office:value-type="string" calcext:value-type="string">
            <text:p>226 pm 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<text:a xlink:href="https://www.schoolmykids.com/learn/interactive-periodic-table/Er-Erbium" xlink:type="simple">Erbium</text:a> </text:p>
          </table:table-cell>
          <table:table-cell office:value-type="string" calcext:value-type="string">
            <text:p>226 pm 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<text:a xlink:href="https://www.schoolmykids.com/learn/interactive-periodic-table/Tm-Thulium" xlink:type="simple">Thulium</text:a> </text:p>
          </table:table-cell>
          <table:table-cell office:value-type="string" calcext:value-type="string">
            <text:p>222 pm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<text:a xlink:href="https://www.schoolmykids.com/learn/interactive-periodic-table/Yb-Ytterbium" xlink:type="simple">Ytterbium</text:a> </text:p>
          </table:table-cell>
          <table:table-cell office:value-type="string" calcext:value-type="string">
            <text:p>222 pm 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www.schoolmykids.com/learn/interactive-periodic-table/Lu-Lutetium" xlink:type="simple">Lutetium</text:a> </text:p>
          </table:table-cell>
          <table:table-cell office:value-type="string" calcext:value-type="string">
            <text:p>217 pm 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<text:a xlink:href="https://www.schoolmykids.com/learn/interactive-periodic-table/Hf-Hafnium" xlink:type="simple">Hafnium</text:a> </text:p>
          </table:table-cell>
          <table:table-cell office:value-type="string" calcext:value-type="string">
            <text:p>208 pm 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www.schoolmykids.com/learn/interactive-periodic-table/Ta-Tantalum" xlink:type="simple">Tantalum</text:a> </text:p>
          </table:table-cell>
          <table:table-cell office:value-type="string" calcext:value-type="string">
            <text:p>200 pm 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s://www.schoolmykids.com/learn/interactive-periodic-table/W-Tungsten" xlink:type="simple">Tungsten</text:a> </text:p>
          </table:table-cell>
          <table:table-cell office:value-type="string" calcext:value-type="string">
            <text:p>193 pm 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<text:a xlink:href="https://www.schoolmykids.com/learn/interactive-periodic-table/Re-Rhenium" xlink:type="simple">Rhenium</text:a> </text:p>
          </table:table-cell>
          <table:table-cell office:value-type="string" calcext:value-type="string">
            <text:p>188 pm 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www.schoolmykids.com/learn/interactive-periodic-table/Os-Osmium" xlink:type="simple">Osmium</text:a> </text:p>
          </table:table-cell>
          <table:table-cell office:value-type="string" calcext:value-type="string">
            <text:p>185 pm 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<text:a xlink:href="https://www.schoolmykids.com/learn/interactive-periodic-table/Ir-Iridium" xlink:type="simple">Iridium</text:a> </text:p>
          </table:table-cell>
          <table:table-cell office:value-type="string" calcext:value-type="string">
            <text:p>180 pm 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www.schoolmykids.com/learn/interactive-periodic-table/Pt-Platinum" xlink:type="simple">Platinum</text:a> </text:p>
          </table:table-cell>
          <table:table-cell office:value-type="string" calcext:value-type="string">
            <text:p>177 pm 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<text:a xlink:href="https://www.schoolmykids.com/learn/interactive-periodic-table/Au-Gold" xlink:type="simple">Gold</text:a> </text:p>
          </table:table-cell>
          <table:table-cell office:value-type="string" calcext:value-type="string">
            <text:p>174 pm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<text:a xlink:href="https://www.schoolmykids.com/learn/interactive-periodic-table/Hg-Mercury" xlink:type="simple">Mercury</text:a> </text:p>
          </table:table-cell>
          <table:table-cell office:value-type="string" calcext:value-type="string">
            <text:p>171 pm 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www.schoolmykids.com/learn/interactive-periodic-table/Tl-Thallium" xlink:type="simple">Thallium</text:a> </text:p>
          </table:table-cell>
          <table:table-cell office:value-type="string" calcext:value-type="string">
            <text:p>156 pm 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<text:a xlink:href="https://www.schoolmykids.com/learn/interactive-periodic-table/Pb-Lead" xlink:type="simple">Lead</text:a> </text:p>
          </table:table-cell>
          <table:table-cell office:value-type="string" calcext:value-type="string">
            <text:p>154 pm 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www.schoolmykids.com/learn/interactive-periodic-table/Bi-Bismuth" xlink:type="simple">Bismuth</text:a> </text:p>
          </table:table-cell>
          <table:table-cell office:value-type="string" calcext:value-type="string">
            <text:p>143 pm 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<text:a xlink:href="https://www.schoolmykids.com/learn/interactive-periodic-table/Po-Polonium" xlink:type="simple">Polonium</text:a> </text:p>
          </table:table-cell>
          <table:table-cell office:value-type="string" calcext:value-type="string">
            <text:p>135 pm 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<text:a xlink:href="https://www.schoolmykids.com/learn/interactive-periodic-table/At-Astatine" xlink:type="simple">Astatine</text:a> </text:p>
          </table:table-cell>
          <table:table-cell office:value-type="string" calcext:value-type="string">
            <text:p>127 pm 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www.schoolmykids.com/learn/interactive-periodic-table/Rn-Radon" xlink:type="simple">Radon</text:a> </text:p>
          </table:table-cell>
          <table:table-cell office:value-type="string" calcext:value-type="string">
            <text:p>120 pm 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www.schoolmykids.com/learn/interactive-periodic-table/Fr-Francium" xlink:type="simple">Franc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<text:a xlink:href="https://www.schoolmykids.com/learn/interactive-periodic-table/Ra-Radium" xlink:type="simple">Rad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a xlink:href="https://www.schoolmykids.com/learn/interactive-periodic-table/Ac-Actinium" xlink:type="simple">Actinium</text:a> </text:p>
          </table:table-cell>
          <table:table-cell office:value-type="string" calcext:value-type="string">
            <text:p>195 pm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www.schoolmykids.com/learn/interactive-periodic-table/Th-Thorium" xlink:type="simple">Thorium</text:a> </text:p>
          </table:table-cell>
          <table:table-cell office:value-type="string" calcext:value-type="string">
            <text:p>180 pm 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www.schoolmykids.com/learn/interactive-periodic-table/Pa-Protactinium" xlink:type="simple">Protactinium</text:a> </text:p>
          </table:table-cell>
          <table:table-cell office:value-type="string" calcext:value-type="string">
            <text:p>180 pm 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a xlink:href="https://www.schoolmykids.com/learn/interactive-periodic-table/U-Uranium" xlink:type="simple">Uranium</text:a> </text:p>
          </table:table-cell>
          <table:table-cell office:value-type="string" calcext:value-type="string">
            <text:p>175 pm 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<text:a xlink:href="https://www.schoolmykids.com/learn/interactive-periodic-table/Np-Neptunium" xlink:type="simple">Neptunium</text:a> </text:p>
          </table:table-cell>
          <table:table-cell office:value-type="string" calcext:value-type="string">
            <text:p>175 pm 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<text:a xlink:href="https://www.schoolmykids.com/learn/interactive-periodic-table/Pu-Plutonium" xlink:type="simple">Plutonium</text:a> </text:p>
          </table:table-cell>
          <table:table-cell office:value-type="string" calcext:value-type="string">
            <text:p>175 pm 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www.schoolmykids.com/learn/interactive-periodic-table/Am-Americium" xlink:type="simple">Americium</text:a> </text:p>
          </table:table-cell>
          <table:table-cell office:value-type="string" calcext:value-type="string">
            <text:p>175 pm 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<text:a xlink:href="https://www.schoolmykids.com/learn/interactive-periodic-table/Cm-Curium" xlink:type="simple">Cur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<text:a xlink:href="https://www.schoolmykids.com/learn/interactive-periodic-table/Bk-Berkelium" xlink:type="simple">Berkel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<text:a xlink:href="https://www.schoolmykids.com/learn/interactive-periodic-table/Cf-Californium" xlink:type="simple">Californ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www.schoolmykids.com/learn/interactive-periodic-table/Es-Einsteinium" xlink:type="simple">Einstein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<text:a xlink:href="https://www.schoolmykids.com/learn/interactive-periodic-table/Fm-Fermium" xlink:type="simple">Ferm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www.schoolmykids.com/learn/interactive-periodic-table/Md-Mendelevium" xlink:type="simple">Mendelev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www.schoolmykids.com/learn/interactive-periodic-table/No-Nobelium" xlink:type="simple">Nobel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<text:a xlink:href="https://www.schoolmykids.com/learn/interactive-periodic-table/Lr-Lawrencium" xlink:type="simple">Lawrenc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<text:a xlink:href="https://www.schoolmykids.com/learn/interactive-periodic-table/Rf-Rutherfordium" xlink:type="simple">Rutherford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<text:a xlink:href="https://www.schoolmykids.com/learn/interactive-periodic-table/Db-Dubnium" xlink:type="simple">Dubn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www.schoolmykids.com/learn/interactive-periodic-table/Sg-Seaborgium" xlink:type="simple">Seaborg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www.schoolmykids.com/learn/interactive-periodic-table/Bh-Bohrium" xlink:type="simple">Bohr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<text:a xlink:href="https://www.schoolmykids.com/learn/interactive-periodic-table/Hs-Hassium" xlink:type="simple">Hass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www.schoolmykids.com/learn/interactive-periodic-table/Mt-Meitnerium" xlink:type="simple">Meitner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<text:a xlink:href="https://www.schoolmykids.com/learn/interactive-periodic-table/Ds-Darmstadtium" xlink:type="simple">Darmstadt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<text:a xlink:href="https://www.schoolmykids.com/learn/interactive-periodic-table/Rg-Roentgenium" xlink:type="simple">Roentgen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<text:a xlink:href="https://www.schoolmykids.com/learn/interactive-periodic-table/Cn-Copernicium" xlink:type="simple">Copernic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<text:a xlink:href="https://www.schoolmykids.com/learn/interactive-periodic-table/Nh-Nihonium" xlink:type="simple">Nihon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<text:a xlink:href="https://www.schoolmykids.com/learn/interactive-periodic-table/Fl-Flerovium" xlink:type="simple">Flerov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<text:a xlink:href="https://www.schoolmykids.com/learn/interactive-periodic-table/Mc-Moscovium" xlink:type="simple">Moscov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www.schoolmykids.com/learn/interactive-periodic-table/Lv-Livermorium" xlink:type="simple">Livermorium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<text:a xlink:href="https://www.schoolmykids.com/learn/interactive-periodic-table/Ts-Tennessine" xlink:type="simple">Tennessine</text:a> </text:p>
          </table:table-cell>
          <table:table-cell office:value-type="string" calcext:value-type="string">
            <text:p>N/A 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<text:a xlink:href="https://www.schoolmykids.com/learn/interactive-periodic-table/Og-Oganesson" xlink:type="simple">Oganesson</text:a> </text:p>
          </table:table-cell>
          <table:table-cell office:value-type="string" calcext:value-type="string">
            <text:p>N/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Ivashko</meta:initial-creator>
    <meta:creation-date>2022-02-15T16:18:57.360401128</meta:creation-date>
    <dc:date>2022-02-15T16:23:07.048368901</dc:date>
    <dc:creator>Oleh Ivashko</dc:creator>
    <meta:editing-duration>PT4M10S</meta:editing-duration>
    <meta:editing-cycles>1</meta:editing-cycles>
    <meta:document-statistic meta:table-count="1" meta:cell-count="476" meta:object-count="0"/>
    <meta:generator>LibreOffice/6.0.7.3$Linux_X86_64 LibreOffice_project/00m0$Build-3</meta:generator>
  </office:meta>
</office:document-meta>
</file>